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D8248FA211360C95.png" manifest:media-type="image/png"/>
  <manifest:file-entry manifest:full-path="Pictures/1000000000000020000000204B249CA79A42C6D7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adc5e7" draw:textarea-horizontal-align="justify" draw:textarea-vertical-align="middle" draw:auto-grow-height="false" fo:min-height="0.05cm" fo:min-width="2.4cm"/>
    </style:style>
    <style:style style:name="gr2" style:family="graphic" style:parent-style-name="standard">
      <style:graphic-properties draw:fill-color="#72bf44" draw:textarea-horizontal-align="justify" draw:textarea-vertical-align="middle" draw:auto-grow-height="false" fo:min-height="0.05cm" fo:min-width="2.4cm"/>
    </style:style>
    <style:style style:name="gr3" style:family="graphic" style:parent-style-name="standard">
      <style:graphic-properties svg:stroke-color="#111111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05cm" fo:min-width="2.4cm"/>
    </style:style>
    <style:style style:name="gr5" style:family="graphic" style:parent-style-name="standard">
      <style:graphic-properties svg:stroke-color="#111111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solid" svg:stroke-width="0.035cm" svg:stroke-color="#21409a" draw:marker-start-width="0.252cm" draw:marker-end-width="0.252cm" draw:fill-color="#eeeeee" draw:textarea-horizontal-align="justify" draw:textarea-vertical-align="middle" draw:auto-grow-height="false" fo:min-height="1.216cm" fo:min-width="6.2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98cm"/>
    </style:style>
    <style:style style:name="gr8" style:family="graphic" style:parent-style-name="standard">
      <style:graphic-properties svg:stroke-width="0.035cm" svg:stroke-color="#21409a" draw:marker-start-width="0.252cm" draw:marker-end-width="0.252cm" draw:fill-color="#eeeeee" draw:textarea-horizontal-align="justify" draw:textarea-vertical-align="middle" draw:auto-grow-height="false" fo:min-height="1.216cm" fo:min-width="6.266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666666" draw:fill="none" draw:fill-color="#ffffff" draw:textarea-horizontal-align="left" draw:auto-grow-height="true" draw:auto-grow-width="true" fo:min-height="0.475cm" fo:min-width="4.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70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2.07cm" fo:min-width="10.909cm" fo:padding-top="0.165cm" fo:padding-bottom="0.165cm" fo:padding-left="0.29cm" fo:padding-right="0.29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016cm" fo:min-width="2.266cm" fo:padding-top="0.151cm" fo:padding-bottom="0.151cm" fo:padding-left="0.276cm" fo:padding-right="0.276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cm" fo:min-width="0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3.222cm" fo:min-width="0cm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734cm"/>
    </style:style>
    <style:style style:name="gr17" style:family="graphic" style:parent-style-name="standard">
      <style:graphic-properties svg:stroke-width="0.053cm" svg:stroke-color="#21409a" draw:marker-start-width="0.279cm" draw:marker-end-width="0.279cm" draw:textarea-horizontal-align="justify" draw:textarea-vertical-align="middle" draw:auto-grow-height="false" fo:min-height="0.85cm" fo:min-width="0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35cm" svg:stroke-color="#000000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ed1c24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53cm" svg:stroke-color="#0066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1b75bc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style:text-properties fo:color="#808080"/>
    </style:style>
    <style:style style:name="P10" style:family="paragraph">
      <loext:graphic-properties draw:fill="none" draw:fill-color="#ffffff"/>
      <style:text-properties fo:color="#808080" fo:font-size="12pt" style:font-size-asian="12pt" style:font-size-complex="12pt"/>
    </style:style>
    <style:style style:name="P11" style:family="paragraph">
      <style:text-properties fo:color="#666666"/>
    </style:style>
    <style:style style:name="P12" style:family="paragraph">
      <loext:graphic-properties draw:fill="none" draw:fill-color="#ffffff"/>
      <style:text-properties fo:color="#666666" fo:font-size="12pt" style:font-size-asian="12pt" style:font-size-complex="12pt"/>
    </style:style>
    <style:style style:name="P13" style:family="paragraph">
      <loext:graphic-properties draw:fill="none" draw:fill-color="#ffffff"/>
      <style:text-properties fo:color="#666666" fo:font-size="10pt" style:font-size-asian="10pt" style:font-size-complex="10pt"/>
    </style:style>
    <style:style style:name="P1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21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8080" fo:font-size="12pt" style:font-size-asian="12pt" style:font-size-complex="12pt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VP Process Inc. (Widgetlords Electronics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1" draw:text-style-name="P1" draw:layer="layout" svg:width="2.9cm" svg:height="0.3cm" svg:x="12.411cm" svg:y="10.1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0.3cm" svg:x="12.411cm" svg:y="10.4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0.3cm" svg:x="12.411cm" svg:y="10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0.3cm" svg:x="12.411cm" svg:y="11.0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cm" svg:height="0.3cm" svg:x="12.411cm" svg:y="11.3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12.711cm" svg:y="10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1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1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0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1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1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0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1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1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9cm" svg:height="0.3cm" svg:x="12.411cm" svg:y="11.6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0.3cm" svg:x="12.411cm" svg:y="11.9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0.3cm" svg:x="12.411cm" svg:y="12.2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0.3cm" svg:x="12.411cm" svg:y="12.5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0.3cm" svg:x="12.411cm" svg:y="12.8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12.711cm" svg:y="11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2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2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1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2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2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1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2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2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cm" svg:height="0.3cm" svg:x="12.411cm" svg:y="13.1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0.3cm" svg:x="12.411cm" svg:y="13.4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0.3cm" svg:x="12.411cm" svg:y="13.7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0.3cm" svg:x="12.411cm" svg:y="14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cm" svg:height="0.3cm" svg:x="12.411cm" svg:y="14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12.711cm" svg:y="13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3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4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4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3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3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4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4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3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3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4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4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9cm" svg:height="0.3cm" svg:x="12.411cm" svg:y="14.6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0.3cm" svg:x="12.411cm" svg:y="14.9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0.3cm" svg:x="12.411cm" svg:y="15.2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0.3cm" svg:x="12.411cm" svg:y="15.5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0.3cm" svg:x="12.411cm" svg:y="15.8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12.711cm" svg:y="1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5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5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5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cm" svg:height="0.3cm" svg:x="12.411cm" svg:y="16.1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0.3cm" svg:x="12.411cm" svg:y="16.4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0.3cm" svg:x="12.411cm" svg:y="16.7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0.3cm" svg:x="12.411cm" svg:y="1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cm" svg:height="0.3cm" svg:x="12.411cm" svg:y="17.3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12.711cm" svg:y="16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6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6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6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6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6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9cm" svg:height="0.3cm" svg:x="12.411cm" svg:y="17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0.3cm" svg:x="12.411cm" svg:y="17.9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0.3cm" svg:x="12.411cm" svg:y="18.2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0.3cm" svg:x="12.411cm" svg:y="18.5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0.3cm" svg:x="12.411cm" svg:y="18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12.711cm" svg:y="1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8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8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8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8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8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8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8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8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8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cm" svg:height="0.3cm" svg:x="12.411cm" svg:y="1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0.3cm" svg:x="12.411cm" svg:y="1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0.3cm" svg:x="12.411cm" svg:y="1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0.3cm" svg:x="12.411cm" svg:y="2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cm" svg:height="0.3cm" svg:x="12.411cm" svg:y="2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12.711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0.3cm" svg:height="0.3cm" svg:x="12.711cm" svg:y="20.1cm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" draw:id="id1" draw:layer="layout" svg:width="0.3cm" svg:height="0.3cm" svg:x="14.711cm" svg:y="20.1cm">
          <text:p text:style-name="P5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9cm" svg:height="0.3cm" svg:x="12.411cm" svg:y="2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0.3cm" svg:x="12.411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0.3cm" svg:x="12.411cm" svg:y="2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0.3cm" svg:x="12.411cm" svg:y="2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0.3cm" svg:x="12.411cm" svg:y="2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12.711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2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2.711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3cm" svg:height="0.3cm" svg:x="12.711cm" svg:y="21.9cm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2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3.711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cm" svg:height="0.3cm" svg:x="13.71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4.711cm" svg:y="2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cm" svg:height="0.3cm" svg:x="14.711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0.3cm" svg:height="0.3cm" svg:x="14.711cm" svg:y="21.9cm">
          <text:p text:style-name="P7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6.8cm" svg:height="1.5cm" svg:x="5.411cm" svg:y="10.2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5.48cm" svg:height="0.725cm" svg:x="6.12cm" svg:y="10.6cm">
          <draw:text-box>
            <text:p text:style-name="P9"><text:span text:style-name="T2">W</text:span><text:span text:style-name="T2">L</text:span><text:span text:style-name="T2">-</text:span><text:span text:style-name="T2">M</text:span><text:span text:style-name="T2">I</text:span><text:span text:style-name="T2">O</text:span><text:span text:style-name="T2"> </text:span><text:span text:style-name="T2">M</text:span><text:span text:style-name="T2">o</text:span><text:span text:style-name="T2">d</text:span><text:span text:style-name="T2">u</text:span><text:span text:style-name="T2">l</text:span><text:span text:style-name="T2">e </text:span><text:span text:style-name="T2">I</text:span><text:span text:style-name="T2">D</text:span><text:span text:style-name="T2"> </text:span><text:span text:style-name="T2">7</text:span></text:p>
          </draw:text-box>
        </draw:frame>
        <draw:custom-shape draw:style-name="gr8" draw:text-style-name="P8" draw:layer="layout" svg:width="6.8cm" svg:height="1.5cm" svg:x="5.411cm" svg:y="11.7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5.48cm" svg:height="0.725cm" svg:x="6.12cm" svg:y="12.1cm">
          <draw:text-box>
            <text:p text:style-name="P11"><text:span text:style-name="T3">WL-MIO </text:span><text:span text:style-name="T3">Module ID 6</text:span></text:p>
          </draw:text-box>
        </draw:frame>
        <draw:custom-shape draw:style-name="gr8" draw:text-style-name="P8" draw:layer="layout" svg:width="6.8cm" svg:height="1.5cm" svg:x="5.411cm" svg:y="13.2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5.48cm" svg:height="0.725cm" svg:x="6.12cm" svg:y="13.6cm">
          <draw:text-box>
            <text:p text:style-name="P11"><text:span text:style-name="T3">WL-MIO </text:span><text:span text:style-name="T3">Module ID 5</text:span></text:p>
          </draw:text-box>
        </draw:frame>
        <draw:custom-shape draw:style-name="gr8" draw:text-style-name="P8" draw:layer="layout" svg:width="6.8cm" svg:height="1.5cm" svg:x="5.411cm" svg:y="14.7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5.48cm" svg:height="0.725cm" svg:x="6.12cm" svg:y="15.1cm">
          <draw:text-box>
            <text:p text:style-name="P11"><text:span text:style-name="T3">WL-MIO Module ID 4</text:span></text:p>
          </draw:text-box>
        </draw:frame>
        <draw:custom-shape draw:style-name="gr8" draw:text-style-name="P8" draw:layer="layout" svg:width="6.8cm" svg:height="1.5cm" svg:x="5.411cm" svg:y="16.2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5.48cm" svg:height="0.725cm" svg:x="6.12cm" svg:y="16.6cm">
          <draw:text-box>
            <text:p text:style-name="P11"><text:span text:style-name="T3">W</text:span><text:span text:style-name="T3">L</text:span><text:span text:style-name="T3">-</text:span><text:span text:style-name="T3">M</text:span><text:span text:style-name="T3">I</text:span><text:span text:style-name="T3">O</text:span><text:span text:style-name="T3"> </text:span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I</text:span><text:span text:style-name="T3">D</text:span><text:span text:style-name="T3"> </text:span><text:span text:style-name="T3">3</text:span></text:p>
          </draw:text-box>
        </draw:frame>
        <draw:custom-shape draw:style-name="gr8" draw:text-style-name="P8" xml:id="id5" draw:id="id5" draw:layer="layout" svg:width="6.8cm" svg:height="1.5cm" svg:x="5.411cm" svg:y="17.714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5.874cm" svg:height="1.199cm" svg:x="5.826cm" svg:y="17.9cm">
          <draw:text-box>
            <text:p text:style-name="P7"><text:span text:style-name="T4">V</text:span><text:span text:style-name="T4">P</text:span><text:span text:style-name="T4">E</text:span><text:span text:style-name="T4">-</text:span><text:span text:style-name="T4">6</text:span><text:span text:style-name="T4">0</text:span><text:span text:style-name="T4">1</text:span><text:span text:style-name="T4">0</text:span></text:p>
            <text:p text:style-name="P7"><text:span text:style-name="T4">R</text:span><text:span text:style-name="T4">a</text:span><text:span text:style-name="T4">s</text:span><text:span text:style-name="T4">p</text:span><text:span text:style-name="T4">b</text:span><text:span text:style-name="T4">e</text:span><text:span text:style-name="T4">rr</text:span><text:span text:style-name="T4">y </text:span><text:span text:style-name="T4">P</text:span><text:span text:style-name="T4">i </text:span><text:span text:style-name="T4">C</text:span><text:span text:style-name="T4">a</text:span><text:span text:style-name="T4">rr</text:span><text:span text:style-name="T4">i</text:span><text:span text:style-name="T4">e</text:span><text:span text:style-name="T4">r </text:span><text:span text:style-name="T4">M</text:span><text:span text:style-name="T4">o</text:span><text:span text:style-name="T4">d</text:span><text:span text:style-name="T4">u</text:span><text:span text:style-name="T4">l</text:span><text:span text:style-name="T4">e</text:span></text:p>
          </draw:text-box>
        </draw:frame>
        <draw:custom-shape draw:style-name="gr8" draw:text-style-name="P8" xml:id="id6" draw:id="id6" draw:layer="layout" svg:width="6.8cm" svg:height="1.5cm" svg:x="5.411cm" svg:y="19.2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8cm" svg:height="1.5cm" svg:x="5.411cm" svg:y="20.7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6.209cm" svg:height="1.199cm" svg:x="7.3cm" svg:y="19.344cm">
          <draw:text-box>
            <text:p text:style-name="P7"><text:span text:style-name="T4">V</text:span><text:span text:style-name="T4">P</text:span><text:span text:style-name="T4">E</text:span><text:span text:style-name="T4">-</text:span><text:span text:style-name="T4">6</text:span><text:span text:style-name="T4">1</text:span><text:span text:style-name="T4">6</text:span><text:span text:style-name="T4">0</text:span><text:span text:style-name="T4"><text:line-break/></text:span><text:span text:style-name="T4">P</text:span><text:span text:style-name="T4">O</text:span><text:span text:style-name="T4">E</text:span><text:span text:style-name="T4"> </text:span><text:span text:style-name="T4">M</text:span><text:span text:style-name="T4">o</text:span><text:span text:style-name="T4">d</text:span><text:span text:style-name="T4">u</text:span><text:span text:style-name="T4">l</text:span><text:span text:style-name="T4">e</text:span></text:p>
          </draw:text-box>
        </draw:frame>
        <draw:custom-shape draw:style-name="gr11" draw:text-style-name="P15" draw:layer="layout" svg:width="11.489cm" svg:height="12.4cm" svg:x="4.411cm" svg:y="1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8cm" svg:height="2.3cm" svg:x="9.011cm" svg:y="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6cm" svg:height="1.2cm" svg:x="10.11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2.8cm" svg:height="2.3cm" svg:x="9cm" svg:y="22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6cm" svg:height="1.2cm" svg:x="10.1cm" svg:y="22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5cm" svg:height="3.5cm" svg:x="4.711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4.81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81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81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81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81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8" draw:layer="layout" svg:width="5.9cm" svg:height="2.615cm" svg:x="16.1cm" svg:y="20.085cm">
          <draw:text-box>
            <text:p text:style-name="P17"><text:span text:style-name="T5">Power Connection</text:span></text:p>
            <text:p text:style-name="P17"><text:span text:style-name="T5">Output of VPE-6160 POE </text:span><text:span text:style-name="T5"><text:line-break/></text:span><text:span text:style-name="T5">To Input of</text:span></text:p>
            <text:p text:style-name="P17"><text:span text:style-name="T5">VPE-6010 Power Supply</text:span></text:p>
            <text:p text:style-name="P17"><text:span text:style-name="T5">COMMON TB1 to TB1</text:span></text:p>
            <text:p text:style-name="P17"><text:span text:style-name="T5">+24 VDC TB3 to TB3</text:span></text:p>
          </draw:text-box>
        </draw:frame>
        <draw:frame draw:style-name="gr16" draw:text-style-name="P14" draw:layer="layout" svg:width="6.234cm" svg:height="1.199cm" svg:x="6.53cm" svg:y="20.801cm">
          <draw:text-box>
            <text:p text:style-name="P7"><text:span text:style-name="T4">V</text:span><text:span text:style-name="T4">P</text:span><text:span text:style-name="T4">E</text:span><text:span text:style-name="T4">-</text:span><text:span text:style-name="T4">6</text:span><text:span text:style-name="T4">0</text:span><text:span text:style-name="T4">1</text:span><text:span text:style-name="T4">0</text:span><text:span text:style-name="T4"><text:line-break/></text:span><text:span text:style-name="T4">5 </text:span><text:span text:style-name="T4">V</text:span><text:span text:style-name="T4">D</text:span><text:span text:style-name="T4">C</text:span><text:span text:style-name="T4"> </text:span><text:span text:style-name="T4">P</text:span><text:span text:style-name="T4">o</text:span><text:span text:style-name="T4">w</text:span><text:span text:style-name="T4">e</text:span><text:span text:style-name="T4">r </text:span><text:span text:style-name="T4">S</text:span><text:span text:style-name="T4">u</text:span><text:span text:style-name="T4">p</text:span><text:span text:style-name="T4">p</text:span><text:span text:style-name="T4">l</text:span><text:span text:style-name="T4">y</text:span></text:p>
          </draw:text-box>
        </draw:frame>
        <draw:custom-shape draw:style-name="gr17" draw:text-style-name="P7" draw:layer="layout" svg:width="0.4cm" svg:height="1.1cm" svg:x="4.7cm" svg:y="15.6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4.812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812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812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812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8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5cm" svg:height="3.5cm" svg:x="4.684cm" svg:y="1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4.784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784cm" svg:y="1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784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784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784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785cm" svg:y="2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785cm" svg:y="2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785cm" svg:y="2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785cm" svg:y="2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773cm" svg:y="1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4.773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5" draw:layer="layout" draw:type="curve" svg:x1="15.011cm" svg:y1="20.25cm" svg:x2="15.011cm" svg:y2="22.05cm" draw:start-shape="id1" draw:start-glue-point="10" draw:end-shape="id2" draw:end-glue-point="10" svg:d="M15011 20250c753 0 753 1800 0 1800" svg:viewBox="0 0 566 1801">
          <text:p/>
        </draw:connector>
        <draw:connector draw:style-name="gr19" draw:text-style-name="P15" draw:layer="layout" draw:type="curve" svg:x1="13.011cm" svg:y1="20.25cm" svg:x2="13.011cm" svg:y2="22.05cm" draw:start-shape="id3" draw:start-glue-point="10" draw:end-shape="id4" draw:end-glue-point="10" svg:d="M13011 20250c753 0 753 1800 0 1800" svg:viewBox="0 0 566 1801">
          <text:p/>
        </draw:connector>
        <draw:frame draw:style-name="gr15" draw:text-style-name="P20" draw:layer="layout" svg:width="12.3cm" svg:height="2.424cm" svg:x="4.5cm" svg:y="6.376cm">
          <draw:text-box>
            <text:p text:style-name="P19"><text:span text:style-name="T6">T</text:span><text:span text:style-name="T6">y</text:span><text:span text:style-name="T6">p</text:span><text:span text:style-name="T6">i</text:span><text:span text:style-name="T6">c</text:span><text:span text:style-name="T6">a</text:span><text:span text:style-name="T6">l </text:span><text:span text:style-name="T6">P</text:span><text:span text:style-name="T6">O</text:span><text:span text:style-name="T6">E</text:span><text:span text:style-name="T6"> </text:span><text:span text:style-name="T6">M</text:span><text:span text:style-name="T6">o</text:span><text:span text:style-name="T6">d</text:span><text:span text:style-name="T6">u</text:span><text:span text:style-name="T6">l</text:span><text:span text:style-name="T6">e</text:span><text:span text:style-name="T6"> </text:span><text:span text:style-name="T6">L</text:span><text:span text:style-name="T6">o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n</text:span><text:span text:style-name="T6">d</text:span><text:span text:style-name="T6"> </text:span><text:span text:style-name="T6">W</text:span><text:span text:style-name="T6">i</text:span><text:span text:style-name="T6">r</text:span><text:span text:style-name="T6">i</text:span><text:span text:style-name="T6">n</text:span><text:span text:style-name="T6">g</text:span></text:p>
          </draw:text-box>
        </draw:frame>
        <draw:line draw:style-name="gr20" draw:text-style-name="P15" draw:layer="layout" svg:x1="0.7cm" svg:y1="20.5cm" svg:x2="5.411cm" svg:y2="20.5cm">
          <text:p/>
        </draw:line>
        <draw:connector draw:style-name="gr21" draw:text-style-name="P15" draw:layer="layout" draw:type="curve" draw:line-skew="-1.334cm" svg:x1="5.411cm" svg:y1="18.464cm" svg:x2="5.411cm" svg:y2="19.964cm" draw:start-shape="id5" draw:end-shape="id6" draw:end-glue-point="3" svg:d="M5411 18464c-2778 0-2778 1500 0 1500" svg:viewBox="0 0 2084 1501">
          <text:p/>
        </draw:connector>
        <draw:frame draw:style-name="gr22" draw:text-style-name="P18" draw:layer="layout" svg:width="3.9cm" svg:height="1.5cm" svg:x="0.9cm" svg:y="17.901cm">
          <draw:text-box>
            <text:p text:style-name="P17"><text:span text:style-name="T5">Data Output </text:span><text:span text:style-name="T5">Port to</text:span></text:p>
            <text:p text:style-name="P17"><text:span text:style-name="T5">Raspberry Pi </text:span></text:p>
          </draw:text-box>
        </draw:frame>
        <draw:frame draw:style-name="gr22" draw:text-style-name="P18" draw:layer="layout" svg:width="3.9cm" svg:height="1.5cm" svg:x="0.6cm" svg:y="20cm">
          <draw:text-box>
            <text:p text:style-name="P17"><text:span text:style-name="T5">Ethernet Data</text:span></text:p>
            <text:p text:style-name="P17"><text:span text:style-name="T5">+ POE</text:span></text:p>
          </draw:text-box>
        </draw:frame>
        <presentation:notes draw:style-name="dp2">
          <draw:page-thumbnail draw:style-name="gr23" draw:layer="layout" svg:width="18.115cm" svg:height="11.136cm" svg:x="1.441cm" svg:y="2.256cm" draw:page-number="1" presentation:class="page"/>
          <draw:frame presentation:style-name="pr1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textarea-horizontal-align="center" draw:auto-grow-height="false" draw:measure-align="left-outside" draw:measure-vertical-align="above" draw:show-unit="fals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1_5f_1_5f_2" style:display-name="Default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_5f_2" style:display-name="Object with no fill and no line_1_1_2" style:family="graphic" style:parent-style-name="Default_5f_1_5f_1_5f_2">
      <style:graphic-properties draw:stroke="none" draw:fill="none"/>
    </style:style>
    <style:style style:name="Object_20_without_20_fill_5f_5" style:display-name="Object without fill_5" style:family="graphic" style:parent-style-name="Default_5f_1">
      <style:graphic-properties svg:stroke-color="#000000" draw:fill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_5f_2_5f_1" style:display-name="Default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" style:display-name="Defaul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_5f_2_5f_1" style:display-name="Object with no fill and no line_1_1_2_1" style:family="graphic" style:parent-style-name="Default_5f_1_5f_1_5f_2_5f_1">
      <style:graphic-properties draw:stroke="none" draw:fill="none"/>
    </style:style>
    <style:style style:name="Object_20_without_20_fill_5f_6" style:display-name="Object without fill_6" style:family="graphic" style:parent-style-name="Default_5f_1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5_5f_1" style:display-name="Object without fill_5_1" style:family="graphic" style:parent-style-name="Default_5f_1_5f_3">
      <style:graphic-properties svg:stroke-color="#000000" draw:fill="none"/>
    </style:style>
    <style:style style:name="Default_5f_1_5f_2_5f_1" style:display-name="Default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_5f_2_5f_1_5f_1" style:display-name="Default_1_1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" style:display-name="Default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_5f_2_5f_1_5f_1" style:display-name="Object with no fill and no line_1_1_2_1_1" style:family="graphic" style:parent-style-name="Default_5f_1_5f_1_5f_2_5f_1_5f_1">
      <style:graphic-properties draw:stroke="none" draw:fill="none"/>
    </style:style>
    <style:style style:name="Object_20_without_20_fill_5f_7" style:display-name="Object without fill_7" style:family="graphic" style:parent-style-name="Default_5f_1">
      <style:graphic-properties svg:stroke-color="#000000" draw:fill="none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_5f_2_5f_2" style:display-name="Default_1_1_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" style:display-name="Default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_5f_2_5f_2" style:display-name="Object with no fill and no line_1_1_2_2" style:family="graphic" style:parent-style-name="Default_5f_1_5f_1_5f_2_5f_2">
      <style:graphic-properties draw:stroke="none" draw:fill="none"/>
    </style:style>
    <style:style style:name="Object_20_without_20_fill_5f_8" style:display-name="Object without fill_8" style:family="graphic" style:parent-style-name="Default_5f_1">
      <style:graphic-properties svg:stroke-color="#000000" draw:fill="none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_5f_2_5f_2_5f_1" style:display-name="Default_1_1_2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_5f_1" style:display-name="Default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_5f_2_5f_2_5f_1" style:display-name="Object with no fill and no line_1_1_2_2_1" style:family="graphic" style:parent-style-name="Default_5f_1_5f_1_5f_2_5f_2_5f_1">
      <style:graphic-properties draw:stroke="none" draw:fill="none"/>
    </style:style>
    <style:style style:name="Object_20_without_20_fill_5f_9" style:display-name="Object without fill_9" style:family="graphic" style:parent-style-name="Default_5f_1">
      <style:graphic-properties svg:stroke-color="#000000" draw:fill="none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8_5f_1" style:display-name="Object without fill_8_1" style:family="graphic" style:parent-style-name="Default_5f_1_5f_6">
      <style:graphic-properties svg:stroke-color="#000000" draw:fill="none"/>
    </style:style>
    <style:style style:name="Default_5f_1_5f_5_5f_1" style:display-name="Default_1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4_5f_1_5f_1" style:display-name="Default_1_4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_5f_2_5f_2_5f_1_5f_1" style:display-name="Default_1_1_2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_5f_1_5f_1" style:display-name="Default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_5f_2_5f_2_5f_1_5f_1" style:display-name="Object with no fill and no line_1_1_2_2_1_1" style:family="graphic" style:parent-style-name="Default_5f_1_5f_1_5f_2_5f_2_5f_1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_5f_2_5f_2_5f_1_5f_1_5f_1" style:display-name="Default_1_1_2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_5f_1_5f_1_5f_1" style:display-name="Default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_5f_2_5f_2_5f_1_5f_1_5f_1" style:display-name="Object with no fill and no line_1_1_2_2_1_1_1" style:family="graphic" style:parent-style-name="Default_5f_1_5f_1_5f_2_5f_2_5f_1_5f_1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_5f_2_5f_2_5f_1_5f_1_5f_1_5f_1" style:display-name="Default_1_1_2_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_5f_1_5f_1_5f_1_5f_1" style:display-name="Default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_5f_2_5f_2_5f_1_5f_1_5f_1_5f_1" style:display-name="Object with no fill and no line_1_1_2_2_1_1_1_1" style:family="graphic" style:parent-style-name="Default_5f_1_5f_1_5f_2_5f_2_5f_1_5f_1_5f_1_5f_1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0999984741211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4cm" fo:text-indent="0cm"/>
      <style:text-properties fo:font-size="40.5pt"/>
    </style:style>
    <style:style style:name="BrightBlue-outline3" style:family="presentation" style:parent-style-name="BrightBlue-outline2">
      <style:paragraph-properties fo:margin-left="0cm" fo:margin-right="0cm" fo:margin-top="0cm" fo:margin-bottom="0.428cm" fo:text-indent="0cm"/>
      <style:text-properties fo:font-size="34.5999984741211pt"/>
    </style:style>
    <style:style style:name="BrightBlue-outline4" style:family="presentation" style:parent-style-name="BrightBlue-outline3">
      <style:paragraph-properties fo:margin-left="0cm" fo:margin-right="0cm" fo:margin-top="0cm" fo:margin-bottom="0.284cm" fo:text-indent="0cm"/>
      <style:text-properties fo:font-size="28.8999996185303pt"/>
    </style:style>
    <style:style style:name="BrightBlue-outline5" style:family="presentation" style:parent-style-name="BrightBlue-outline4">
      <style:paragraph-properties fo:margin-left="0cm" fo:margin-right="0cm" fo:margin-top="0cm" fo:margin-bottom="0.14cm" fo:text-indent="0cm"/>
      <style:text-properties fo:font-size="28.8999996185303pt"/>
    </style:style>
    <style:style style:name="BrightBlue-outline6" style:family="presentation" style:parent-style-name="BrightBlue-outline5">
      <style:paragraph-properties fo:margin-left="0cm" fo:margin-right="0cm" fo:margin-top="0cm" fo:margin-bottom="0.14cm" fo:text-indent="0cm"/>
      <style:text-properties fo:font-size="28.8999996185303pt"/>
    </style:style>
    <style:style style:name="BrightBlue-outline7" style:family="presentation" style:parent-style-name="BrightBlue-outline6">
      <style:paragraph-properties fo:margin-left="0cm" fo:margin-right="0cm" fo:margin-top="0cm" fo:margin-bottom="0.14cm" fo:text-indent="0cm"/>
      <style:text-properties fo:font-size="28.8999996185303pt"/>
    </style:style>
    <style:style style:name="BrightBlue-outline8" style:family="presentation" style:parent-style-name="BrightBlue-outline7">
      <style:paragraph-properties fo:margin-left="0cm" fo:margin-right="0cm" fo:margin-top="0cm" fo:margin-bottom="0.14cm" fo:text-indent="0cm"/>
      <style:text-properties fo:font-size="28.8999996185303pt"/>
    </style:style>
    <style:style style:name="BrightBlue-outline9" style:family="presentation" style:parent-style-name="BrightBlue-outline8">
      <style:paragraph-properties fo:margin-left="0cm" fo:margin-right="0cm" fo:margin-top="0cm" fo:margin-bottom="0.14cm" fo:text-indent="0cm"/>
      <style:text-properties fo:font-size="28.8999996185303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63.2999992370606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7cm" fo:margin-bottom="0cm" fo:text-indent="0cm"/>
      <style:text-properties fo:font-size="49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cm" fo:margin-bottom="0cm" fo:text-indent="0cm"/>
      <style:text-properties fo:font-size="42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BrightBlue" style:page-layout-name="PM1" draw:style-name="Mdp1">
      <draw:frame draw:style-name="Mgr3" draw:text-style-name="MP5" draw:layer="backgroundobjects" svg:width="16.695cm" svg:height="5.94cm" svg:x="-0.124cm" svg:y="0.398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5.036cm" svg:height="4.612cm" svg:x="1.079cm" svg:y="1.063cm" presentation:class="title" presentation:placeholder="true">
        <draw:text-box/>
      </draw:frame>
      <draw:frame presentation:style-name="BrightBlue-outline1" draw:layer="backgroundobjects" svg:width="19.431cm" svg:height="16.204cm" svg:x="1.079cm" svg:y="6.739cm" presentation:class="outline" presentation:placeholder="true">
        <draw:text-box/>
      </draw:frame>
      <draw:frame presentation:style-name="Mpr1" draw:text-style-name="MP2" draw:layer="backgroundobjects" svg:width="5.03cm" svg:height="1.926cm" svg:x="1.079cm" svg:y="25.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6.843cm" svg:height="1.926cm" svg:x="7.382cm" svg:y="25.4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5.03cm" svg:height="1.926cm" svg:x="15.478cm" svg:y="25.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19.43cm" svg:height="4.664cm" svg:x="1.079cm" svg:y="1.113cm" presentation:class="title" presentation:placeholder="true">
        <draw:text-box/>
      </draw:frame>
      <draw:frame presentation:style-name="Default-outline1" draw:layer="backgroundobjects" svg:width="19.43cm" svg:height="16.204cm" svg:x="1.079cm" svg:y="6.536cm" presentation:class="outline" presentation:placeholder="true">
        <draw:text-box/>
      </draw:frame>
      <draw:frame presentation:style-name="Mpr4" draw:text-style-name="MP9" draw:layer="backgroundobjects" svg:width="5.03cm" svg:height="1.924cm" svg:x="1.079cm" svg:y="25.4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6.843cm" svg:height="1.924cm" svg:x="7.383cm" svg:y="25.4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5.03cm" svg:height="1.924cm" svg:x="15.479cm" svg:y="25.4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30T15:57:34.026320723</meta:creation-date>
    <meta:editing-duration>P5DT19H25M1S</meta:editing-duration>
    <meta:editing-cycles>173</meta:editing-cycles>
    <meta:generator>LibreOffice/6.0.7.3$Linux_X86_64 LibreOffice_project/00m0$Build-3</meta:generator>
    <dc:title>Bright Blue</dc:title>
    <dc:date>2021-10-10T06:37:23.520520323</dc:date>
    <meta:document-statistic meta:object-count="249"/>
  </office:meta>
</office:document-meta>
</file>